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4"/>
      <text:p text:style-name="P4">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4">Work below is a short description of the main classes for the application, until you get to the tables.</text:p>
      <text:p text:style-name="P1"/>
      <text:p text:style-name="P1">The Player Class</text:p>
      <text:p text:style-name="Standard"/>
      <text:p text:style-name="Standard">Insert short description of the class here, only a few sentences</text:p>
      <text:p text:style-name="Standard"/>
      <text:p text:style-name="P1">The Monster Class</text:p>
      <text:p text:style-name="Standard"/>
      <text:p text:style-name="Standard">Insert short description of the class here, only a few sentences</text:p>
      <text:p text:style-name="Standard"/>
      <text:p text:style-name="P1">The Offer Class (interface?/ abstract?)</text:p>
      <text:p text:style-name="Standard"/>
      <text:p text:style-name="Standard">Insert short description of the class here, only a few sentences</text:p>
      <text:p text:style-name="Standard"/>
      <text:p text:style-name="P1">The Request Class (interface?/ abstract?)</text:p>
      <text:p text:style-name="Standard"/>
      <text:p text:style-name="Standard">Insert short description of the class here, only a few sentences</text:p>
      <text:p text:style-name="Standard"/>
      <text:p text:style-name="Standard"/>
      <text:p text:style-name="P1">The Player Class</text:p>
      <text:p text:style-name="Standard"/>
      <text:p text:style-name="Standard">This class contains numerous variables as well as many methods and contains all the important data <text:soft-page-break/>in regards to the players of the game. </text:p>
      <text:p text:style-name="Standard"/>
      <text:p text:style-name="P2">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text:soft-page-break/></text:p>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ext:soft-page-break/>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5T14:44:47</dc:date>
    <meta:editing-duration>PT1H38M51S</meta:editing-duration>
    <meta:editing-cycles>80</meta:editing-cycles>
    <meta:generator>OpenOffice.org/3.4.1$Win32 OpenOffice.org_project/341m1$Build-9593</meta:generator>
    <meta:document-statistic meta:table-count="10" meta:image-count="0" meta:object-count="0" meta:page-count="5" meta:paragraph-count="104" meta:word-count="1035" meta:character-count="5887"/>
  </office:meta>
</office:document-meta>
</file>